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officeooo:rsid="001b0aa3" fo:background-color="#ffffff" loext:char-shading-value="0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f0461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officeooo:rsid="000a5b40"/>
    </style:style>
    <style:style style:name="T12" style:family="text">
      <style:text-properties officeooo:rsid="000ae24d"/>
    </style:style>
    <style:style style:name="T13" style:family="text">
      <style:text-properties officeooo:rsid="000d5974"/>
    </style:style>
    <style:style style:name="T14" style:family="text">
      <style:text-properties officeooo:rsid="001086bb"/>
    </style:style>
    <style:style style:name="T15" style:family="text">
      <style:text-properties officeooo:rsid="00119dc8"/>
    </style:style>
    <style:style style:name="T16" style:family="text">
      <style:text-properties officeooo:rsid="001312e3"/>
    </style:style>
    <style:style style:name="T17" style:family="text">
      <style:text-properties officeooo:rsid="00146bc9"/>
    </style:style>
    <style:style style:name="T18" style:family="text">
      <style:text-properties officeooo:rsid="00178c7f"/>
    </style:style>
    <style:style style:name="T19" style:family="text">
      <style:text-properties officeooo:rsid="001b304f"/>
    </style:style>
    <style:style style:name="T20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1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2" style:family="text">
      <style:text-properties officeooo:rsid="001bfe8f"/>
    </style:style>
    <style:style style:name="T23" style:family="text">
      <style:text-properties officeooo:rsid="001c3fd2"/>
    </style:style>
    <style:style style:name="T24" style:family="text">
      <style:text-properties officeooo:rsid="001f0d57"/>
    </style:style>
    <style:style style:name="T25" style:family="text">
      <style:text-properties officeooo:rsid="001ff490"/>
    </style:style>
    <style:style style:name="T26" style:family="text">
      <style:text-properties officeooo:rsid="0021c047"/>
    </style:style>
    <style:style style:name="T27" style:family="text">
      <style:text-properties officeooo:rsid="00244e71"/>
    </style:style>
    <style:style style:name="T28" style:family="text">
      <style:text-properties officeooo:rsid="00245de7"/>
    </style:style>
    <style:style style:name="T29" style:family="text">
      <style:text-properties officeooo:rsid="0024d945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2">NACIONAL DE SANEAMENTO BÁSICO</text:span> – <text:span text:style-name="T22">PNSB</text:span><text:span text:style-name="T11"> </text:span>20<text:span text:style-name="T14">2</text:span><text:span text:style-name="T18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16">Camboriú</text:span><text:span text:style-name="T13">, </text:span><text:span text:style-name="T16">26</text:span>, <text:s/>– sala<text:span text:style-name="T16">s</text:span> <text:span text:style-name="T16">402 e 403</text:span><text:span text:style-name="T13">,</text:span> <text:span text:style-name="T13">Bairro </text:span><text:span text:style-name="T16">Centro</text:span></text:p>
            <text:p text:style-name="P6">88301-<text:span text:style-name="T13">4</text:span><text:span text:style-name="T16">50</text:span> – Itajaí/SC</text:p>
            <text:p text:style-name="P11">Tel.: <text:span text:style-name="T23">(35) 98877</text:span>-2<text:span text:style-name="T23">380</text:span> (whatsapp) / (47) 3348-2351<text:span text:style-name="T15"> </text:span></text:p>
            <text:p text:style-name="P19"><text:span text:style-name="T1">e-mail</text:span><text:span text:style-name="T2">s</text:span><text:span text:style-name="T1">: </text:span><text:span text:style-name="T21">gustavo.m.oliveira</text:span><text:span text:style-name="Internet_20_link"><text:span text:style-name="T20">@ibge.gov.br</text:span></text:span></text:p>
            <text:p text:style-name="P19"><text:span text:style-name="Internet_20_link"><text:span text:style-name="T20">agitajai@ibge.gov.</text:span></text:span><text:span text:style-name="Internet_20_link"><text:span text:style-name="T21">b</text:span></text:span><text:span text:style-name="Internet_20_link"><text:span text:style-name="T20">r</text:span></text:span></text:p>
            <text:p text:style-name="Standard"><text:span text:style-name="T20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27">QUESTIONÁRIO</text:span> DE COLETA</text:p>
      <text:p text:style-name="Standard"/>
      <text:p text:style-name="P6"><text:span text:style-name="T6">Informante</text:span>: <text:span text:style-name="T8">Prefeitura Municipal de </text:span><text:span text:style-name="T9">B</text:span><text:span text:style-name="T10">ombinhas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7">Limpeza Urbana e Manejo de Resíduos Sólidos (MRS)</text:span><text:span text:style-name="T14">, contendo os seguintes blocos: Identificação do Município, Identificação do Prestador do Serviço, Responsável pela Informação do Prestador de Serviço, Caracterização </text:span><text:span text:style-name="T24">d</text:span><text:span text:style-name="T14">o Prestador </text:span><text:span text:style-name="T24">d</text:span><text:span text:style-name="T14">e Serviço, Aspectos legais, </text:span><text:span text:style-name="T24">S</text:span><text:span text:style-name="T14">erviço(s) de </text:span><text:span text:style-name="T24">L</text:span><text:span text:style-name="T14">impeza </text:span><text:span text:style-name="T24">U</text:span><text:span text:style-name="T14">rbana e </text:span><text:span text:style-name="T24">M</text:span><text:span text:style-name="T14">anejo de </text:span><text:span text:style-name="T24">R</text:span><text:span text:style-name="T14">esíduos </text:span><text:span text:style-name="T24">S</text:span><text:span text:style-name="T14">ólidos </text:span><text:span text:style-name="T24">R</text:span><text:span text:style-name="T14">ealizado(s) por </text:span><text:span text:style-name="T24">T</text:span><text:span text:style-name="T14">erceiro(s), </text:span><text:span text:style-name="T24">V</text:span><text:span text:style-name="T14">arrição, </text:span><text:span text:style-name="T24">C</text:span><text:span text:style-name="T14">apina e </text:span><text:span text:style-name="T24">C</text:span><text:span text:style-name="T14">oleta de </text:span><text:span text:style-name="T24">R</text:span><text:span text:style-name="T14">esíduos </text:span><text:span text:style-name="T24">S</text:span><text:span text:style-name="T14">ólidos </text:span><text:span text:style-name="T24">D</text:span><text:span text:style-name="T14">omésticos e </text:span><text:span text:style-name="T24">P</text:span><text:span text:style-name="T14">úblicos, </text:span><text:span text:style-name="T24">S</text:span><text:span text:style-name="T14">erviço de </text:span><text:span text:style-name="T24">L</text:span><text:span text:style-name="T14">impeza </text:span><text:span text:style-name="T24">U</text:span><text:span text:style-name="T14">rbana e </text:span><text:span text:style-name="T24">M</text:span><text:span text:style-name="T14">anejo de </text:span><text:span text:style-name="T24">R</text:span><text:span text:style-name="T14">esíduos </text:span><text:span text:style-name="T24">S</text:span><text:span text:style-name="T14">ólidos em </text:span><text:span text:style-name="T24">Á</text:span><text:span text:style-name="T14">reas </text:span><text:span text:style-name="T24">E</text:span><text:span text:style-name="T14">speciais, </text:span><text:span text:style-name="T24">S</text:span><text:span text:style-name="T14">erviço de </text:span><text:span text:style-name="T24">C</text:span><text:span text:style-name="T14">oleta </text:span><text:span text:style-name="T24">S</text:span><text:span text:style-name="T14">eletiva, </text:span><text:span text:style-name="T24">M</text:span><text:span text:style-name="T14">anejo de </text:span><text:span text:style-name="T24">R</text:span><text:span text:style-name="T14">esíduos </text:span><text:span text:style-name="T24">S</text:span><text:span text:style-name="T14">ólidos </text:span><text:span text:style-name="T24">E</text:span><text:span text:style-name="T14">speciais, </text:span><text:span text:style-name="T24">U</text:span><text:span text:style-name="T14">nidade(s) de </text:span><text:span text:style-name="T24">D</text:span><text:span text:style-name="T14">estinação/</text:span><text:span text:style-name="T24">D</text:span><text:span text:style-name="T14">isposição </text:span><text:span text:style-name="T24">F</text:span><text:span text:style-name="T14">inal dos </text:span><text:span text:style-name="T24">R</text:span><text:span text:style-name="T14">esíduos </text:span><text:span text:style-name="T24">S</text:span><text:span text:style-name="T14">ólidos, </text:span><text:span text:style-name="T24">E</text:span><text:span text:style-name="T14">ntidade de </text:span><text:span text:style-name="T24">C</text:span><text:span text:style-name="T14">atadores, </text:span><text:span text:style-name="T24">I</text:span><text:span text:style-name="T14">nformações sobre </text:span><text:span text:style-name="T24">V</text:span><text:span text:style-name="T14">eículos e </text:span><text:span text:style-name="T24">E</text:span><text:span text:style-name="T14">quipamentos, </text:span><text:span text:style-name="T24">E</text:span><text:span text:style-name="T14">ducação </text:span><text:span text:style-name="T24">A</text:span><text:span text:style-name="T14">mbiental. 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17">as informações necessárias para o preenchimento da </text:span>Pesquisa <text:span text:style-name="T25">Nacional de Saneamento Básico</text:span> – 20<text:span text:style-name="T14">2</text:span><text:span text:style-name="T18">4 </text:span><text:span text:style-name="T16">–,</text:span> <text:span text:style-name="T14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2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5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5">Chefe Substituto</text:span> do IBGE em Itajaí <text:span text:style-name="T16">e Região</text:span> <text:span text:style-name="T18">da AMFRI</text:span></text:p>
      <text:p text:style-name="P14">Matrícula <text:span text:style-name="T26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4-09-24T15:37:54.804000000</meta:print-date>
    <dc:date>2025-06-16T09:39:52.805000000</dc:date>
    <meta:editing-duration>P15DT2H46M12S</meta:editing-duration>
    <meta:editing-cycles>37</meta:editing-cycles>
    <meta:generator>LibreOffice/24.2.2.2$Windows_X86_64 LibreOffice_project/d56cc158d8a96260b836f100ef4b4ef25d6f1a01</meta:generator>
    <meta:printed-by>Arquivos PDF</meta:printed-by>
    <meta:document-statistic meta:table-count="2" meta:image-count="1" meta:object-count="0" meta:page-count="1" meta:paragraph-count="29" meta:word-count="297" meta:character-count="2522" meta:non-whitespace-character-count="2243"/>
  </office:meta>
</office:document-meta>
</file>